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1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Number of pushes (compiled)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Maximum stack depth (compiled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float" office:value="299">
            <text:p>299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string">
            <text:p>Number of pushes (interpreted)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04">
            <text:p>304</text:p>
          </table:table-cell>
          <table:table-cell office:value-type="float" office:value="624">
            <text:p>624</text:p>
          </table:table-cell>
          <table:table-cell office:value-type="float" office:value="1584">
            <text:p>1584</text:p>
          </table:table-cell>
          <table:table-cell office:value-type="float" office:value="3184">
            <text:p>3184</text:p>
          </table:table-cell>
          <table:table-cell office:value-type="float" office:value="31984">
            <text:p>31984</text:p>
          </table:table-cell>
        </table:table-row>
        <table:table-row table:style-name="ro1">
          <table:table-cell office:value-type="string">
            <text:p>Maximum stack depth (interpreted)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55">
            <text:p>155</text:p>
          </table:table-cell>
          <table:table-cell office:value-type="float" office:value="305">
            <text:p>305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string">
            <text:p>Number of pushes (compiled:interpreted)</text:p>
          </table:table-cell>
          <table:table-cell table:formula="of:=[.B2]/[.B4]" office:value-type="float" office:value="0.4375">
            <text:p>0.4375</text:p>
          </table:table-cell>
          <table:table-cell table:formula="of:=[.C2]/[.C4]" office:value-type="float" office:value="0.291666666666667">
            <text:p>0.2916666667</text:p>
          </table:table-cell>
          <table:table-cell table:formula="of:=[.D2]/[.D4]" office:value-type="float" office:value="0.230263157894737">
            <text:p>0.2302631579</text:p>
          </table:table-cell>
          <table:table-cell table:formula="of:=[.E2]/[.E4]" office:value-type="float" office:value="0.224358974358974">
            <text:p>0.2243589744</text:p>
          </table:table-cell>
          <table:table-cell table:formula="of:=[.F2]/[.F4]" office:value-type="float" office:value="0.220959595959596">
            <text:p>0.220959596</text:p>
          </table:table-cell>
          <table:table-cell table:formula="of:=[.G2]/[.G4]" office:value-type="float" office:value="0.219849246231156">
            <text:p>0.2198492462</text:p>
          </table:table-cell>
          <table:table-cell table:formula="of:=[.H2]/[.H4]" office:value-type="float" office:value="0.218859429714857">
            <text:p>0.2188594297</text:p>
          </table:table-cell>
        </table:table-row>
        <table:table-row table:style-name="ro1">
          <table:table-cell office:value-type="string">
            <text:p>Maximum stack depth (compiled:interpreted)</text:p>
          </table:table-cell>
          <table:table-cell table:formula="of:=[.B3]/[.B5]" office:value-type="float" office:value="0.375">
            <text:p>0.375</text:p>
          </table:table-cell>
          <table:table-cell table:formula="of:=[.C3]/[.C5]" office:value-type="float" office:value="0.454545454545455">
            <text:p>0.4545454545</text:p>
          </table:table-cell>
          <table:table-cell table:formula="of:=[.D3]/[.D5]" office:value-type="float" office:value="0.828571428571429">
            <text:p>0.8285714286</text:p>
          </table:table-cell>
          <table:table-cell table:formula="of:=[.E3]/[.E5]" office:value-type="float" office:value="0.907692307692308">
            <text:p>0.9076923077</text:p>
          </table:table-cell>
          <table:table-cell table:formula="of:=[.F3]/[.F5]" office:value-type="float" office:value="0.961290322580645">
            <text:p>0.9612903226</text:p>
          </table:table-cell>
          <table:table-cell table:formula="of:=[.G3]/[.G5]" office:value-type="float" office:value="0.980327868852459">
            <text:p>0.9803278689</text:p>
          </table:table-cell>
          <table:table-cell table:formula="of:=[.H3]/[.H5]" office:value-type="float" office:value="0.998003327787022">
            <text:p>0.998003327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3/28/2015</text:date>, <text:time>22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ran Cheng</meta:initial-creator>
    <meta:creation-date>2015-03-28T22:05:20</meta:creation-date>
    <dc:date>2015-03-28T22:13:40</dc:date>
    <dc:creator>Javran Cheng</dc:creator>
    <meta:editing-duration>PT8M20S</meta:editing-duration>
    <meta:editing-cycles>1</meta:editing-cycles>
    <meta:document-statistic meta:table-count="3" meta:cell-count="56" meta:object-count="0"/>
    <meta:generator>OpenOffice/4.1.1$Unix OpenOffice.org_project/411m6$Build-9775</meta:generator>
  </office:meta>
</office:document-meta>
</file>